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3.118cm" fo:min-width="13.47cm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 fo:min-height="2.73cm" fo:min-width="4.258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2.73cm" fo:min-width="7.179cm"/>
    </style:style>
    <style:style style:name="gr4" style:family="graphic" style:parent-style-name="standard">
      <style:graphic-properties draw:fill-color="#cfe7f5" draw:textarea-horizontal-align="justify" draw:textarea-vertical-align="middle" draw:auto-grow-height="false" fo:min-height="2.73cm" fo:min-width="5.528cm"/>
    </style:style>
    <style:style style:name="gr5" style:family="graphic" style:parent-style-name="standard">
      <style:graphic-properties draw:fill-color="#cfe7f5" draw:textarea-horizontal-align="justify" draw:textarea-vertical-align="middle" draw:auto-grow-height="false" fo:min-height="2.73cm" fo:min-width="6.54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cfe7f5" draw:textarea-horizontal-align="justify" draw:textarea-vertical-align="middle" draw:auto-grow-height="false" fo:min-height="3.188cm" fo:min-width="5.478cm"/>
    </style:style>
    <style:style style:name="gr8" style:family="graphic" style:parent-style-name="standard">
      <style:graphic-properties draw:fill-color="#cfe7f5" draw:textarea-horizontal-align="justify" draw:textarea-vertical-align="middle" draw:auto-grow-height="false" fo:min-height="3.648cm" fo:min-width="5.43cm"/>
    </style:style>
    <style:style style:name="gr9" style:family="graphic" style:parent-style-name="standard">
      <style:graphic-properties draw:fill-color="#cfe7f5" draw:textarea-horizontal-align="justify" draw:textarea-vertical-align="middle" draw:auto-grow-height="false" fo:min-height="2.73cm" fo:min-width="7.56cm"/>
    </style:style>
    <style:style style:name="gr10" style:family="graphic" style:parent-style-name="standard">
      <style:graphic-properties draw:fill-color="#cfe7f5" draw:textarea-horizontal-align="justify" draw:textarea-vertical-align="middle" draw:auto-grow-height="false" fo:min-height="3.303cm" fo:min-width="6.482cm"/>
    </style:style>
    <style:style style:name="gr11" style:family="graphic" style:parent-style-name="standard">
      <style:graphic-properties draw:fill-color="#cfe7f5" draw:textarea-horizontal-align="justify" draw:textarea-vertical-align="middle" draw:auto-grow-height="false" fo:min-height="2.73cm" fo:min-width="5.782cm"/>
    </style:style>
    <style:style style:name="gr12" style:family="graphic" style:parent-style-name="standard">
      <style:graphic-properties draw:fill-color="#cfe7f5" draw:textarea-horizontal-align="justify" draw:textarea-vertical-align="middle" draw:auto-grow-height="false" fo:min-height="2.73cm" fo:min-width="7.433cm"/>
    </style:style>
    <style:style style:name="gr13" style:family="graphic" style:parent-style-name="standard">
      <style:graphic-properties draw:fill-color="#cfe7f5" draw:textarea-horizontal-align="justify" draw:textarea-vertical-align="middle" draw:auto-grow-height="false" fo:min-height="3.761cm" fo:min-width="7.575cm"/>
    </style:style>
    <style:style style:name="gr14" style:family="graphic" style:parent-style-name="standard">
      <style:graphic-properties draw:fill-color="#cfe7f5" draw:textarea-horizontal-align="justify" draw:textarea-vertical-align="middle" draw:auto-grow-height="false" fo:min-height="2.73cm" fo:min-width="8.068cm"/>
    </style:style>
    <style:style style:name="gr15" style:family="graphic" style:parent-style-name="standard">
      <style:graphic-properties draw:fill-color="#cfe7f5" draw:textarea-horizontal-align="justify" draw:textarea-vertical-align="middle" draw:auto-grow-height="false" fo:min-height="2.73cm" fo:min-width="8.703cm"/>
    </style:style>
    <style:style style:name="gr16" style:family="graphic" style:parent-style-name="standard">
      <style:graphic-properties draw:fill-color="#cfe7f5" draw:textarea-horizontal-align="justify" draw:textarea-vertical-align="middle" draw:auto-grow-height="false" fo:min-height="2.73cm" fo:min-width="8.195cm"/>
    </style:style>
    <style:style style:name="gr17" style:family="graphic" style:parent-style-name="standard">
      <style:graphic-properties draw:fill-color="#cfe7f5" draw:textarea-horizontal-align="justify" draw:textarea-vertical-align="middle" draw:auto-grow-height="false" fo:min-height="4.794cm" fo:min-width="9.116cm"/>
    </style:style>
    <style:style style:name="gr18" style:family="graphic" style:parent-style-name="standard">
      <style:graphic-properties draw:fill-color="#cfe7f5" draw:textarea-horizontal-align="justify" draw:textarea-vertical-align="middle" draw:auto-grow-height="false" fo:min-height="3.648cm" fo:min-width="8.097cm"/>
    </style:style>
    <style:style style:name="gr19" style:family="graphic" style:parent-style-name="standard">
      <style:graphic-properties draw:fill-color="#cfe7f5" draw:textarea-horizontal-align="justify" draw:textarea-vertical-align="middle" draw:auto-grow-height="false" fo:min-height="3.648cm" fo:min-width="9.748cm"/>
    </style:style>
    <style:style style:name="gr20" style:family="graphic" style:parent-style-name="standard">
      <style:graphic-properties draw:fill-color="#cfe7f5" draw:textarea-horizontal-align="justify" draw:textarea-vertical-align="middle" draw:auto-grow-height="false" fo:min-height="4.907cm" fo:min-width="10.88cm"/>
    </style:style>
    <style:style style:name="gr21" style:family="graphic" style:parent-style-name="standard">
      <style:graphic-properties draw:fill-color="#cfe7f5" draw:textarea-horizontal-align="justify" draw:textarea-vertical-align="middle" draw:auto-grow-height="false" fo:min-height="2.615cm" fo:min-width="10.747cm"/>
    </style:style>
    <style:style style:name="gr22" style:family="graphic" style:parent-style-name="standard">
      <style:graphic-properties draw:fill-color="#cfe7f5" draw:textarea-horizontal-align="justify" draw:textarea-vertical-align="middle" draw:auto-grow-height="false" fo:min-height="3.247cm" fo:min-width="11.568cm"/>
    </style:style>
    <style:style style:name="gr23" style:family="graphic" style:parent-style-name="standard">
      <style:graphic-properties draw:fill-color="#cfe7f5" draw:textarea-horizontal-align="justify" draw:textarea-vertical-align="middle" draw:auto-grow-height="false" fo:min-height="3.876cm" fo:min-width="11.373cm"/>
    </style:style>
    <style:style style:name="gr24" style:family="graphic" style:parent-style-name="standard">
      <style:graphic-properties draw:fill-color="#cfe7f5" draw:textarea-horizontal-align="justify" draw:textarea-vertical-align="middle" draw:auto-grow-height="false" fo:min-height="1.814cm" fo:min-width="8.168cm"/>
    </style:style>
    <style:style style:name="gr25" style:family="graphic" style:parent-style-name="standard">
      <style:graphic-properties draw:fill-color="#cfe7f5" draw:textarea-horizontal-align="justify" draw:textarea-vertical-align="middle" draw:auto-grow-height="false" fo:min-height="4.449cm" fo:min-width="9.533cm"/>
    </style:style>
    <style:style style:name="gr26" style:family="graphic" style:parent-style-name="standard">
      <style:graphic-properties draw:textarea-horizontal-align="justify" draw:textarea-vertical-align="middle" draw:auto-grow-height="false" fo:min-height="22.61cm" fo:min-width="28.82cm"/>
    </style:style>
    <style:style style:name="gr27" style:family="graphic" style:parent-style-name="standard">
      <style:graphic-properties draw:textarea-horizontal-align="justify" draw:textarea-vertical-align="middle" draw:auto-grow-height="false" fo:min-height="27.69cm" fo:min-width="28.82cm"/>
    </style:style>
    <style:style style:name="gr28" style:family="graphic" style:parent-style-name="standard">
      <style:graphic-properties draw:textarea-horizontal-align="justify" draw:textarea-vertical-align="middle" draw:auto-grow-height="false" fo:min-height="57.154cm" fo:min-width="89.78cm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23.368cm" svg:x="25.884cm" svg:y="2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08cm" svg:height="3.302cm" svg:x="51.419cm" svg:y="46.763cm">
          <text:p text:style-name="P1">Document</text:p>
          <text:p text:style-name="P1">PK:DB_Doc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0" draw:id="id40" draw:layer="layout" svg:width="5.08cm" svg:height="3.302cm" svg:x="35.671cm" svg:y="61.579cm">
          <text:p text:style-name="P1">Entry</text:p>
          <text:p text:style-name="P1">PK:DB_entry_ID</text:p>
          <text:p text:style-name="P1">FK:DB_Doc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8.001cm" svg:height="3.302cm" svg:x="26.146cm" svg:y="20.685cm">
          <text:p text:style-name="P1">Study_entry_list</text:p>
          <text:p text:style-name="P1">PK:DB_Study_ID,</text:p>
          <text:p text:style-name="P1">DB_BMRB_accession_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6.35cm" svg:height="3.302cm" svg:x="34.655cm" svg:y="20.558cm">
          <text:p text:style-name="P1">Project</text:p>
          <text:p text:style-name="P1">PK:DB_Project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" draw:id="id1" draw:layer="layout" svg:width="7.366cm" svg:height="3.302cm" svg:x="44.878cm" svg:y="24.114cm">
          <text:p text:style-name="P1">City_Site</text:p>
          <text:p text:style-name="P1">PK:DB_City_Site_ID</text:p>
          <text:p text:style-name="P1">FK1:DB_Country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" draw:id="id2" draw:layer="layout" svg:width="7.366cm" svg:height="3.302cm" svg:x="44.878cm" svg:y="19.288cm">
          <text:p text:style-name="P1">Country</text:p>
          <text:p text:style-name="P1">PK:DB_Country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svg:x1="48.561cm" svg:y1="24.114cm" svg:x2="48.561cm" svg:y2="22.59cm" draw:start-shape="id1" draw:start-glue-point="0" draw:end-shape="id2" draw:end-glue-point="2" svg:d="M48561 24114v-1524" svg:viewBox="0 0 1 1525">
          <text:p/>
        </draw:connector>
        <draw:connector draw:style-name="gr6" draw:text-style-name="P3" draw:layer="layout" svg:x1="45.426cm" svg:y1="41.767cm" svg:x2="53.959cm" svg:y2="46.763cm" draw:start-shape="id3" draw:start-glue-point="2" draw:end-shape="id4" draw:end-glue-point="0" svg:d="M45426 41767v2499h8533v2497" svg:viewBox="0 0 8534 4997">
          <text:p/>
        </draw:connector>
        <draw:custom-shape draw:style-name="gr4" draw:text-style-name="P2" xml:id="id5" draw:id="id5" draw:layer="layout" svg:width="6.35cm" svg:height="3.302cm" svg:x="42.251cm" svg:y="33.391cm">
          <text:p text:style-name="P1">Journal</text:p>
          <text:p text:style-name="P1">PK:DB_Journal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3" draw:id="id3" draw:layer="layout" svg:width="6.35cm" svg:height="3.81cm" svg:x="42.251cm" svg:y="37.957cm">
          <text:p text:style-name="P1">Journal_paper</text:p>
          <text:p text:style-name="P1">PK:DB_Doc_ID,</text:p>
          <text:p text:style-name="P1">DB_Journal_ID</text:p>
          <text:p text:style-name="P1">FK1:DB_Doc_ID</text:p>
          <text:p text:style-name="P1">FK2:DB_Journal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svg:x1="45.426cm" svg:y1="37.957cm" svg:x2="45.426cm" svg:y2="36.693cm" draw:start-shape="id3" draw:start-glue-point="0" draw:end-shape="id5" draw:end-glue-point="2" svg:d="M45426 37957v-1264" svg:viewBox="0 0 1 1265">
          <text:p/>
        </draw:connector>
        <draw:custom-shape draw:style-name="gr4" draw:text-style-name="P2" xml:id="id7" draw:id="id7" draw:layer="layout" svg:width="6.35cm" svg:height="3.302cm" svg:x="50.784cm" svg:y="32.877cm">
          <text:p text:style-name="P1">Book</text:p>
          <text:p text:style-name="P1">PK:DB_Book_ID</text:p>
          <text:p text:style-name="P1">FK1:DB_City_Site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6" draw:id="id6" draw:layer="layout" svg:width="6.35cm" svg:height="4.318cm" svg:x="50.784cm" svg:y="37.449cm">
          <text:p text:style-name="P1">Book_chapter</text:p>
          <text:p text:style-name="P1">PK:DB_Doc_ID,</text:p>
          <text:p text:style-name="P1">DB_Book_ID</text:p>
          <text:p text:style-name="P1">FK1:DB_Doc_ID</text:p>
          <text:p text:style-name="P1">FK2:DB_Book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svg:x1="53.959cm" svg:y1="37.449cm" svg:x2="53.959cm" svg:y2="36.179cm" draw:start-shape="id6" draw:start-glue-point="0" draw:end-shape="id7" draw:end-glue-point="2" svg:d="M53959 37449v-1270" svg:viewBox="0 0 1 1271">
          <text:p/>
        </draw:connector>
        <draw:connector draw:style-name="gr6" draw:text-style-name="P3" draw:layer="layout" draw:line-skew="2.349cm" svg:x1="60.959cm" svg:y1="37.068cm" svg:x2="52.244cm" svg:y2="25.765cm" draw:start-shape="id8" draw:start-glue-point="3" draw:end-shape="id1" svg:d="M60959 37068h-2008v-11303h-6707" svg:viewBox="0 0 8716 11304">
          <text:p/>
        </draw:connector>
        <draw:g>
          <draw:custom-shape draw:style-name="gr9" draw:text-style-name="P2" xml:id="id9" draw:id="id9" draw:layer="layout" svg:width="8.382cm" svg:height="3.302cm" svg:x="28.686cm" svg:y="39.735cm">
            <text:p text:style-name="P1">Person_affiliation</text:p>
            <text:p text:style-name="P1">PK:DB_Person_affiliation_ID</text:p>
            <text:p text:style-name="P1">FK1:DB_Person_ID</text:p>
            <text:p text:style-name="P1">FK2:DB_Org_unit_I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xml:id="id10" draw:id="id10" draw:layer="layout" svg:width="6.35cm" svg:height="3.302cm" svg:x="29.702cm" svg:y="45.323cm">
            <text:p text:style-name="P1">Person</text:p>
            <text:p text:style-name="P1">PK:DB_Person_I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xml:id="id12" draw:id="id12" draw:layer="layout" svg:width="7.366cm" svg:height="3.302cm" svg:x="29.194cm" svg:y="29.448cm">
            <text:p text:style-name="P1">Organization</text:p>
            <text:p text:style-name="P1">PK:DB_Organization_I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2" xml:id="id11" draw:id="id11" draw:layer="layout" svg:width="7.366cm" svg:height="3.937cm" svg:x="29.194cm" svg:y="34.655cm">
            <text:p text:style-name="P1">Organization_unit</text:p>
            <text:p text:style-name="P1">PK:DB_Org_unit_ID</text:p>
            <text:p text:style-name="P1">FK1:DB_Organization_ID</text:p>
            <text:p text:style-name="P1">FK2:DB_City_Site_I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6" draw:text-style-name="P3" draw:layer="layout" svg:x1="32.877cm" svg:y1="43.037cm" svg:x2="32.877cm" svg:y2="45.323cm" draw:start-shape="id9" draw:start-glue-point="2" draw:end-shape="id10" draw:end-glue-point="0" svg:d="M32877 43037v2286" svg:viewBox="0 0 1 2287">
          <text:p/>
        </draw:connector>
        <draw:connector draw:style-name="gr6" draw:text-style-name="P3" draw:layer="layout" svg:x1="37.068cm" svg:y1="41.386cm" svg:x2="36.56cm" svg:y2="36.623cm" draw:start-shape="id9" draw:start-glue-point="1" draw:end-shape="id11" draw:end-glue-point="1" svg:d="M37068 41386h502v-4763h-1010" svg:viewBox="0 0 1011 4764">
          <text:p/>
        </draw:connector>
        <draw:connector draw:style-name="gr6" draw:text-style-name="P3" draw:layer="layout" svg:x1="32.877cm" svg:y1="34.655cm" svg:x2="32.877cm" svg:y2="32.75cm" draw:start-shape="id11" draw:start-glue-point="0" draw:end-shape="id12" draw:end-glue-point="2" svg:d="M32877 34655v-1905" svg:viewBox="0 0 1 1906">
          <text:p/>
        </draw:connector>
        <draw:connector draw:style-name="gr6" draw:text-style-name="P3" draw:layer="layout" svg:x1="29.194cm" svg:y1="36.623cm" svg:x2="44.878cm" svg:y2="25.765cm" draw:start-shape="id11" draw:start-glue-point="3" draw:end-shape="id1" draw:end-glue-point="3" svg:d="M29194 36623h-501v-10858h16185" svg:viewBox="0 0 16186 10859">
          <text:p/>
        </draw:connector>
        <draw:custom-shape draw:style-name="gr11" draw:text-style-name="P2" xml:id="id13" draw:id="id13" draw:layer="layout" svg:width="6.604cm" svg:height="3.302cm" svg:x="61.784cm" svg:y="30.486cm">
          <text:p text:style-name="P1">Conference</text:p>
          <text:p text:style-name="P1">PK:DB_Conference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8" draw:id="id8" draw:layer="layout" svg:width="8.255cm" svg:height="3.302cm" svg:x="60.959cm" svg:y="35.417cm">
          <text:p text:style-name="P1">Conference_instance</text:p>
          <text:p text:style-name="P1">PK:DB_Conference_inst_ID</text:p>
          <text:p text:style-name="P1">FK1:DB_Conference_ID</text:p>
          <text:p text:style-name="P1">FK2:DB_City_Site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14" draw:id="id14" draw:layer="layout" svg:width="8.509cm" svg:height="4.445cm" svg:x="60.832cm" svg:y="40.497cm">
          <text:p text:style-name="P1">Conference_abstract</text:p>
          <text:p text:style-name="P1">PK:DB_Doc_ID,</text:p>
          <text:p text:style-name="P1">DB_Conference_inst_ID</text:p>
          <text:p text:style-name="P1">FK1:DB_Doc_ID</text:p>
          <text:p text:style-name="P1">FK2:DB_Conference_inst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svg:x1="65.086cm" svg:y1="35.417cm" svg:x2="65.086cm" svg:y2="33.788cm" draw:start-shape="id8" draw:start-glue-point="0" draw:end-shape="id13" draw:end-glue-point="2" svg:d="M65086 35417v-1629" svg:viewBox="0 0 1 1630">
          <text:p/>
        </draw:connector>
        <draw:connector draw:style-name="gr6" draw:text-style-name="P3" draw:layer="layout" svg:x1="65.086cm" svg:y1="40.497cm" svg:x2="65.086cm" svg:y2="38.719cm" draw:start-shape="id14" draw:start-glue-point="0" draw:end-shape="id8" draw:end-glue-point="2" svg:d="M65086 40497v-1778" svg:viewBox="0 0 1 1779">
          <text:p/>
        </draw:connector>
        <draw:connector draw:style-name="gr6" draw:text-style-name="P3" draw:layer="layout" svg:x1="53.959cm" svg:y1="41.767cm" svg:x2="53.959cm" svg:y2="46.763cm" draw:start-shape="id6" draw:start-glue-point="2" draw:end-shape="id4" draw:end-glue-point="0" svg:d="M53959 41767v4996" svg:viewBox="0 0 1 4997">
          <text:p/>
        </draw:connector>
        <draw:connector draw:style-name="gr6" draw:text-style-name="P3" draw:layer="layout" svg:x1="53.959cm" svg:y1="32.877cm" svg:x2="52.244cm" svg:y2="25.765cm" draw:start-shape="id7" draw:start-glue-point="0" draw:end-shape="id1" draw:end-glue-point="1" svg:d="M53959 32877v-7112h-1715" svg:viewBox="0 0 1716 7113">
          <text:p/>
        </draw:connector>
        <draw:custom-shape draw:style-name="gr11" draw:text-style-name="P2" xml:id="id16" draw:id="id16" draw:layer="layout" svg:width="6.604cm" svg:height="3.302cm" svg:x="84.185cm" svg:y="58.236cm">
          <text:p text:style-name="P1">Element</text:p>
          <text:p text:style-name="P1">PK:DB_Element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5" draw:id="id15" draw:layer="layout" svg:width="6.604cm" svg:height="3.302cm" svg:x="84.185cm" svg:y="65.284cm">
          <text:p text:style-name="P1">Nucleus</text:p>
          <text:p text:style-name="P1">PK:DB_Nucleus_ID</text:p>
          <text:p text:style-name="P1">FK1:DB_Element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8" draw:id="id18" draw:layer="layout" svg:width="8.89cm" svg:height="3.302cm" svg:x="68.31cm" svg:y="65.284cm">
          <text:p text:style-name="P1">Electron_system</text:p>
          <text:p text:style-name="P1">PK:DB_Electron_system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xml:id="id17" draw:id="id17" draw:layer="layout" svg:width="9.525cm" svg:height="3.302cm" svg:x="76.311cm" svg:y="79.318cm">
          <text:p text:style-name="P1">Atom</text:p>
          <text:p text:style-name="P1">PK:DB_Atom_ID</text:p>
          <text:p text:style-name="P1">FK1:DB_Nucleus_ID</text:p>
          <text:p text:style-name="P1">FK2:DB_Electron_system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svg:x1="87.487cm" svg:y1="65.284cm" svg:x2="87.487cm" svg:y2="61.538cm" draw:start-shape="id15" draw:start-glue-point="0" draw:end-shape="id16" draw:end-glue-point="2" svg:d="M87487 65284v-3746" svg:viewBox="0 0 1 3747">
          <text:p/>
        </draw:connector>
        <draw:connector draw:style-name="gr6" draw:text-style-name="P3" draw:layer="layout" svg:x1="81.073cm" svg:y1="79.318cm" svg:x2="87.487cm" svg:y2="68.586cm" draw:start-shape="id17" draw:start-glue-point="0" draw:end-shape="id15" draw:end-glue-point="2" svg:d="M81073 79318v-5365h6414v-5367" svg:viewBox="0 0 6415 10733">
          <text:p/>
        </draw:connector>
        <draw:connector draw:style-name="gr6" draw:text-style-name="P3" draw:layer="layout" svg:x1="81.073cm" svg:y1="79.318cm" svg:x2="72.755cm" svg:y2="68.586cm" draw:start-shape="id17" draw:start-glue-point="0" draw:end-shape="id18" draw:end-glue-point="2" svg:d="M81073 79318v-5365h-8318v-5367" svg:viewBox="0 0 8319 10733">
          <text:p/>
        </draw:connector>
        <draw:custom-shape draw:style-name="gr12" draw:text-style-name="P2" xml:id="id32" draw:id="id32" draw:layer="layout" svg:width="8.255cm" svg:height="3.302cm" svg:x="113.014cm" svg:y="83.526cm">
          <text:p text:style-name="P1">Chem_comp</text:p>
          <text:p text:style-name="P1">PK:DB_Chem_Comp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25" draw:id="id25" draw:layer="layout" svg:width="9.017cm" svg:height="3.302cm" svg:x="98.727cm" svg:y="57.616cm">
          <text:p text:style-name="P1">Biological_function</text:p>
          <text:p text:style-name="P1">PK:DB_Biological_function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24" draw:id="id24" draw:layer="layout" svg:width="10.16cm" svg:height="5.588cm" svg:x="98.155cm" svg:y="63.697cm">
          <text:p text:style-name="P1">Chem_comp_biological_function</text:p>
          <text:p text:style-name="P1">PK:DB_Chem_comp_ID,</text:p>
          <text:p text:style-name="P1">DB_Biological_function_ID</text:p>
          <text:p text:style-name="P1">FK1:DB_Chem_comp_ID</text:p>
          <text:p text:style-name="P1">FK2:DB_Biological_function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27" draw:id="id27" draw:layer="layout" svg:width="9.017cm" svg:height="3.302cm" svg:x="112.633cm" svg:y="57.616cm">
          <text:p text:style-name="P1">Product</text:p>
          <text:p text:style-name="P1">PK:DB_Product_ID</text:p>
          <text:p text:style-name="P1">FK1:DB_Vendor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28" draw:id="id28" draw:layer="layout" svg:width="9.017cm" svg:height="3.302cm" svg:x="112.633cm" svg:y="50.657cm">
          <text:p text:style-name="P1">Vendor</text:p>
          <text:p text:style-name="P1">PK:DB_Vendor_ID</text:p>
          <text:p text:style-name="P1">FK1:DB_City_site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xml:id="id26" draw:id="id26" draw:layer="layout" svg:width="9.017cm" svg:height="4.318cm" svg:x="112.633cm" svg:y="64.967cm">
          <text:p text:style-name="P1">Chem_comp_product</text:p>
          <text:p text:style-name="P1">PK:DB_Chem_comp_ID,</text:p>
          <text:p text:style-name="P1">DB_Product_ID</text:p>
          <text:p text:style-name="P1">FK1:DB_Chem_comp_ID</text:p>
          <text:p text:style-name="P1">FK2:DB_Product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33" draw:id="id33" draw:layer="layout" svg:width="10.668cm" svg:height="4.318cm" svg:x="104.124cm" svg:y="71.041cm">
          <text:p text:style-name="P1">Chem_comp_systematic_name</text:p>
          <text:p text:style-name="P1">PK:DB_Chem_comp_ID,</text:p>
          <text:p text:style-name="P1">Naming_system,Name</text:p>
          <text:p text:style-name="P1">FK1:DB_Chem_comp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34" draw:id="id34" draw:layer="layout" svg:width="10.668cm" svg:height="4.318cm" svg:x="119.745cm" svg:y="70.987cm">
          <text:p text:style-name="P1">Chem_comp_synonym</text:p>
          <text:p text:style-name="P1">PK:DB_Chem_comp_ID,</text:p>
          <text:p text:style-name="P1">Name</text:p>
          <text:p text:style-name="P1">FK1:DB_Chem_comp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30" draw:id="id30" draw:layer="layout" svg:width="9.017cm" svg:height="3.302cm" svg:x="128.318cm" svg:y="57.616cm">
          <text:p text:style-name="P1">Software</text:p>
          <text:p text:style-name="P1">PK:DB_Software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29" draw:id="id29" draw:layer="layout" svg:width="10.668cm" svg:height="4.318cm" svg:x="127.492cm" svg:y="64.967cm">
          <text:p text:style-name="P1">Chem_comp_descriptor</text:p>
          <text:p text:style-name="P1">PK:DB_Chem_comp_ID,</text:p>
          <text:p text:style-name="P1">DB_Software_ID,Description_type</text:p>
          <text:p text:style-name="P1">FK1:DB_Chem_comp_ID</text:p>
          <text:p text:style-name="P1">FK2:DB_Software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31" draw:id="id31" draw:layer="layout" svg:width="10.668cm" svg:height="4.318cm" svg:x="111.236cm" svg:y="92.78cm">
          <text:p text:style-name="P1">Chem_comp_atom</text:p>
          <text:p text:style-name="P1">PK:DB_Chem_comp_atom_ID,</text:p>
          <text:p text:style-name="P1">FK1:DB_Chem_comp_ID</text:p>
          <text:p text:style-name="P1">FK2:DB_Atom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36" draw:id="id36" draw:layer="layout" svg:width="10.668cm" svg:height="4.318cm" svg:x="148.129cm" svg:y="69.031cm">
          <text:p text:style-name="P1">Chem_comp_atom_characteristic</text:p>
          <text:p text:style-name="P1">PK:DB_Chem_comp_atom_ID,</text:p>
          <text:p text:style-name="P1">Characteristic_name</text:p>
          <text:p text:style-name="P1">FK1:DB_Chem_comp_atom_ID</text:p>
          <text:p text:style-name="P1">FK2:DB_Doc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35" draw:id="id35" draw:layer="layout" svg:width="10.668cm" svg:height="4.318cm" svg:x="148.129cm" svg:y="63.824cm">
          <text:p text:style-name="P1">Chem_comp_atom_name</text:p>
          <text:p text:style-name="P1">PK:DB_Chem_comp_atom_ID,</text:p>
          <text:p text:style-name="P1">Naming_system</text:p>
          <text:p text:style-name="P1">FK1:DB_Chem_comp_atom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37" draw:id="id37" draw:layer="layout" svg:width="10.668cm" svg:height="4.318cm" svg:x="148.129cm" svg:y="74.492cm">
          <text:p text:style-name="P1">Chem_comp_bond</text:p>
          <text:p text:style-name="P1">PK:DB_Chem_comp_bond_ID</text:p>
          <text:p text:style-name="P1">FK1:DB_Chem_comp_atom_ID_1</text:p>
          <text:p text:style-name="P1">FK2:DB_Chem_comp_atom_ID_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39" draw:id="id39" draw:layer="layout" svg:width="11.938cm" svg:height="5.715cm" svg:x="147.494cm" svg:y="86.049cm">
          <text:p text:style-name="P1">Chem_comp_torsion_angle</text:p>
          <text:p text:style-name="P1">PK:DB_Chem_comp_torsion_angle_ID</text:p>
          <text:p text:style-name="P1">FK1:DB_Chem_comp_atom_ID_1</text:p>
          <text:p text:style-name="P1">FK2:DB_Chem_comp_atom_ID_2</text:p>
          <text:p text:style-name="P1">FK3:DB_Chem_comp_atom_ID_3</text:p>
          <text:p text:style-name="P1">FK4:DB_Chem_comp_atom_ID_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38" draw:id="id38" draw:layer="layout" svg:width="11.938cm" svg:height="5.715cm" svg:x="147.494cm" svg:y="79.445cm">
          <text:p text:style-name="P1">Chem_comp_angle</text:p>
          <text:p text:style-name="P1">PK:DB_Chem_comp_angle_ID</text:p>
          <text:p text:style-name="P1">FK1:DB_Chem_comp_atom_ID_1</text:p>
          <text:p text:style-name="P1">FK2:DB_Chem_comp_atom_ID_2</text:p>
          <text:p text:style-name="P1">FK3:DB_Chem_comp_atom_ID_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20" draw:id="id20" draw:layer="layout" svg:width="11.557cm" svg:height="3.175cm" svg:x="161.274cm" svg:y="100.337cm">
          <text:p text:style-name="P1">Chem_comp_atom_group</text:p>
          <text:p text:style-name="P1">PK:DB_Chem_comp_atom_group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19" draw:id="id19" draw:layer="layout" svg:width="12.446cm" svg:height="3.875cm" svg:x="174.355cm" svg:y="99.987cm">
          <text:p text:style-name="P1">Chem_comp_atom_group_characteristic</text:p>
          <text:p text:style-name="P1">PK:DB_Chem_comp_atom_group_ID,</text:p>
          <text:p text:style-name="P1">Characteristic_name</text:p>
          <text:p text:style-name="P1">FK1:DB_Chem_comp_atom_group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xml:id="id21" draw:id="id21" draw:layer="layout" svg:width="12.319cm" svg:height="4.572cm" svg:x="147.304cm" svg:y="99.638cm">
          <text:p text:style-name="P1">Chem_comp_atom_group_atom</text:p>
          <text:p text:style-name="P1">PK:DB_Chem_comp_atom_group_ID,</text:p>
          <text:p text:style-name="P1">DB_Chem_comp_atom_ID</text:p>
          <text:p text:style-name="P1">FK1:DB_Chem_comp_atom_group_ID</text:p>
          <text:p text:style-name="P1">FK2:DB_Chem_comp_atom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xml:id="id23" draw:id="id23" draw:layer="layout" svg:width="8.89cm" svg:height="2.286cm" svg:x="160.512cm" svg:y="94.24cm">
          <text:p text:style-name="P1">Ambiguity_code</text:p>
          <text:p text:style-name="P1">PK:DB_Ambiguity_code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xml:id="id22" draw:id="id22" draw:layer="layout" svg:width="10.541cm" svg:height="5.207cm" svg:x="148.193cm" svg:y="92.78cm">
          <text:p text:style-name="P1">Chem_comp_allowed_amb_code</text:p>
          <text:p text:style-name="P1">PK:DB_Ambiguity_code_ID,</text:p>
          <text:p text:style-name="P1">DB_Chem_comp_atom_ID</text:p>
          <text:p text:style-name="P1">FK1:DB_Ambiguity_code_ID</text:p>
          <text:p text:style-name="P1">FK2:DB_Chem_comp_atom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svg:x1="174.355cm" svg:y1="101.924cm" svg:x2="172.831cm" svg:y2="101.924cm" draw:start-shape="id19" draw:start-glue-point="3" draw:end-shape="id20" draw:end-glue-point="1" svg:d="M174355 101924h-1524" svg:viewBox="0 0 1525 1">
          <text:p/>
        </draw:connector>
        <draw:connector draw:style-name="gr6" draw:text-style-name="P3" draw:layer="layout" svg:x1="159.623cm" svg:y1="101.924cm" svg:x2="161.274cm" svg:y2="101.924cm" draw:start-shape="id21" draw:start-glue-point="1" draw:end-shape="id20" draw:end-glue-point="3" svg:d="M159623 101924h1651" svg:viewBox="0 0 1652 1">
          <text:p/>
        </draw:connector>
        <draw:connector draw:style-name="gr6" draw:text-style-name="P3" draw:layer="layout" svg:x1="158.734cm" svg:y1="95.383cm" svg:x2="160.512cm" svg:y2="95.383cm" draw:start-shape="id22" draw:start-glue-point="1" draw:end-shape="id23" draw:end-glue-point="3" svg:d="M158734 95383h1778" svg:viewBox="0 0 1779 1">
          <text:p/>
        </draw:connector>
        <draw:connector draw:style-name="gr6" draw:text-style-name="P3" draw:layer="layout" svg:x1="103.235cm" svg:y1="63.697cm" svg:x2="103.235cm" svg:y2="60.918cm" draw:start-shape="id24" draw:start-glue-point="0" draw:end-shape="id25" draw:end-glue-point="2" svg:d="M103235 63697v-2779" svg:viewBox="0 0 1 2780">
          <text:p/>
        </draw:connector>
        <draw:connector draw:style-name="gr6" draw:text-style-name="P3" draw:layer="layout" svg:x1="117.141cm" svg:y1="64.967cm" svg:x2="117.141cm" svg:y2="60.918cm" draw:start-shape="id26" draw:start-glue-point="0" draw:end-shape="id27" draw:end-glue-point="2" svg:d="M117141 64967v-4049" svg:viewBox="0 0 1 4050">
          <text:p/>
        </draw:connector>
        <draw:connector draw:style-name="gr6" draw:text-style-name="P3" draw:layer="layout" svg:x1="117.141cm" svg:y1="57.616cm" svg:x2="117.141cm" svg:y2="53.959cm" draw:start-shape="id27" draw:start-glue-point="0" draw:end-shape="id28" draw:end-glue-point="2" svg:d="M117141 57616v-3657" svg:viewBox="0 0 1 3658">
          <text:p/>
        </draw:connector>
        <draw:connector draw:style-name="gr6" draw:text-style-name="P3" draw:layer="layout" svg:x1="132.826cm" svg:y1="64.967cm" svg:x2="132.826cm" svg:y2="60.918cm" draw:start-shape="id29" draw:start-glue-point="0" draw:end-shape="id30" draw:end-glue-point="2" svg:d="M132826 64967v-4049" svg:viewBox="0 0 1 4050">
          <text:p/>
        </draw:connector>
        <draw:connector draw:style-name="gr6" draw:text-style-name="P3" draw:layer="layout" svg:x1="116.57cm" svg:y1="92.78cm" svg:x2="117.141cm" svg:y2="86.828cm" draw:start-shape="id31" draw:start-glue-point="0" draw:end-shape="id32" draw:end-glue-point="2" svg:d="M116570 92780v-2975h571v-2977" svg:viewBox="0 0 572 5953">
          <text:p/>
        </draw:connector>
        <draw:connector draw:style-name="gr6" draw:text-style-name="P3" draw:layer="layout" svg:x1="111.236cm" svg:y1="94.939cm" svg:x2="85.836cm" svg:y2="80.969cm" draw:start-shape="id31" draw:start-glue-point="3" draw:end-shape="id17" draw:end-glue-point="1" svg:d="M111236 94939h-12700v-13970h-12700" svg:viewBox="0 0 25401 13971">
          <text:p/>
        </draw:connector>
        <draw:connector draw:style-name="gr6" draw:text-style-name="P3" draw:layer="layout" svg:x1="109.458cm" svg:y1="75.359cm" svg:x2="117.141cm" svg:y2="83.526cm" draw:start-shape="id33" draw:start-glue-point="2" draw:end-shape="id32" draw:end-glue-point="0" svg:d="M109458 75359v4084h7683v4083" svg:viewBox="0 0 7684 8168">
          <text:p/>
        </draw:connector>
        <draw:connector draw:style-name="gr6" draw:text-style-name="P3" draw:layer="layout" svg:x1="125.079cm" svg:y1="75.305cm" svg:x2="117.141cm" svg:y2="83.526cm" draw:start-shape="id34" draw:start-glue-point="2" draw:end-shape="id32" draw:end-glue-point="0" svg:d="M125079 75305v4111h-7938v4110" svg:viewBox="0 0 7939 8222">
          <text:p/>
        </draw:connector>
        <draw:connector draw:style-name="gr6" draw:text-style-name="P3" draw:layer="layout" svg:x1="103.235cm" svg:y1="69.285cm" svg:x2="117.141cm" svg:y2="83.526cm" draw:start-shape="id24" draw:start-glue-point="2" draw:end-shape="id32" draw:end-glue-point="0" svg:d="M103235 69285v7121h13906v7120" svg:viewBox="0 0 13907 14242">
          <text:p/>
        </draw:connector>
        <draw:connector draw:style-name="gr6" draw:text-style-name="P3" draw:layer="layout" svg:x1="132.826cm" svg:y1="69.285cm" svg:x2="117.141cm" svg:y2="83.526cm" draw:start-shape="id29" draw:start-glue-point="2" draw:end-shape="id32" draw:end-glue-point="0" svg:d="M132826 69285v7121h-15685v7120" svg:viewBox="0 0 15686 14242">
          <text:p/>
        </draw:connector>
        <draw:connector draw:style-name="gr6" draw:text-style-name="P3" draw:layer="layout" svg:x1="117.141cm" svg:y1="69.285cm" svg:x2="117.141cm" svg:y2="83.526cm" draw:start-shape="id26" draw:start-glue-point="2" draw:end-shape="id32" draw:end-glue-point="0" svg:d="M117141 69285v14241" svg:viewBox="0 0 1 14242">
          <text:p/>
        </draw:connector>
        <draw:connector draw:style-name="gr6" draw:text-style-name="P3" draw:layer="layout" draw:line-skew="3.737cm" svg:x1="148.129cm" svg:y1="65.983cm" svg:x2="121.904cm" svg:y2="94.939cm" draw:start-shape="id35" draw:start-glue-point="3" draw:end-shape="id31" draw:end-glue-point="1" svg:d="M148129 65983h-9375v28956h-16850" svg:viewBox="0 0 26226 28957">
          <text:p/>
        </draw:connector>
        <draw:connector draw:style-name="gr6" draw:text-style-name="P3" draw:layer="layout" draw:line-skew="5.175cm" svg:x1="148.129cm" svg:y1="71.19cm" svg:x2="121.904cm" svg:y2="94.939cm" draw:start-shape="id36" draw:start-glue-point="3" draw:end-shape="id31" draw:end-glue-point="1" svg:d="M148129 71190h-7937v23749h-18288" svg:viewBox="0 0 26226 23750">
          <text:p/>
        </draw:connector>
        <draw:connector draw:style-name="gr6" draw:text-style-name="P3" draw:layer="layout" draw:line-skew="6.699cm" svg:x1="148.129cm" svg:y1="76.651cm" svg:x2="121.904cm" svg:y2="94.939cm" draw:start-shape="id37" draw:start-glue-point="3" draw:end-shape="id31" draw:end-glue-point="1" svg:d="M148129 76651h-6413v18288h-19812" svg:viewBox="0 0 26226 18289">
          <text:p/>
        </draw:connector>
        <draw:connector draw:style-name="gr6" draw:text-style-name="P3" draw:layer="layout" draw:line-skew="1.896cm" svg:x1="147.494cm" svg:y1="82.302cm" svg:x2="121.904cm" svg:y2="94.939cm" draw:start-shape="id38" draw:start-glue-point="3" draw:end-shape="id31" draw:end-glue-point="1" svg:d="M147494 82302h-10898v12637h-14692" svg:viewBox="0 0 25591 12638">
          <text:p/>
        </draw:connector>
        <draw:connector draw:style-name="gr6" draw:text-style-name="P3" draw:layer="layout" draw:line-skew="8.032cm" svg:x1="147.494cm" svg:y1="88.906cm" svg:x2="121.904cm" svg:y2="94.939cm" draw:start-shape="id39" draw:start-glue-point="3" draw:end-shape="id31" draw:end-glue-point="1" svg:d="M147494 88906h-4762v6033h-20828" svg:viewBox="0 0 25591 6034">
          <text:p/>
        </draw:connector>
        <draw:connector draw:style-name="gr6" draw:text-style-name="P3" draw:layer="layout" draw:line-skew="10.604cm" svg:x1="148.193cm" svg:y1="95.383cm" svg:x2="121.904cm" svg:y2="94.939cm" draw:start-shape="id22" draw:start-glue-point="3" draw:end-shape="id31" draw:end-glue-point="1" svg:d="M148193 95383h-2540v-444h-23749" svg:viewBox="0 0 26290 445">
          <text:p/>
        </draw:connector>
        <draw:connector draw:style-name="gr6" draw:text-style-name="P3" draw:layer="layout" draw:line-skew="9.398cm" svg:x1="147.304cm" svg:y1="101.924cm" svg:x2="121.904cm" svg:y2="94.939cm" draw:start-shape="id21" draw:start-glue-point="3" draw:end-shape="id31" draw:end-glue-point="1" svg:d="M147304 101924h-3302v-6985h-22098" svg:viewBox="0 0 25401 6986">
          <text:p/>
        </draw:connector>
        <draw:connector draw:style-name="gr6" draw:text-style-name="P3" draw:layer="layout" svg:x1="112.633cm" svg:y1="52.308cm" svg:x2="52.244cm" svg:y2="25.765cm" draw:start-shape="id28" draw:start-glue-point="3" draw:end-shape="id1" draw:end-glue-point="1" svg:d="M112633 52308h-30194v-26543h-30195" svg:viewBox="0 0 60390 26544">
          <text:p/>
        </draw:connector>
        <draw:connector draw:style-name="gr6" draw:text-style-name="P3" draw:layer="layout" svg:x1="40.751cm" svg:y1="63.23cm" svg:x2="51.419cm" svg:y2="48.414cm" draw:start-shape="id40" draw:start-glue-point="1" draw:end-shape="id4" draw:end-glue-point="3" svg:d="M40751 63230h5335v-14816h5333" svg:viewBox="0 0 10669 14817">
          <text:p/>
        </draw:connector>
        <draw:connector draw:style-name="gr6" draw:text-style-name="P3" draw:layer="layout" svg:x1="158.797cm" svg:y1="71.19cm" svg:x2="56.499cm" svg:y2="48.414cm" draw:start-shape="id36" draw:start-glue-point="1" draw:end-shape="id4" draw:end-glue-point="1" svg:d="M158797 71190h502v-22776h-102800" svg:viewBox="0 0 102801 22777">
          <text:p/>
        </draw:connector>
        <draw:connector draw:style-name="gr6" draw:text-style-name="P3" draw:layer="layout" svg:x1="60.832cm" svg:y1="42.719cm" svg:x2="53.959cm" svg:y2="46.763cm" draw:start-shape="id14" draw:start-glue-point="3" draw:end-shape="id4" draw:end-glue-point="0" svg:d="M60832 42719h-6873v4044" svg:viewBox="0 0 6874 4045">
          <text:p/>
        </draw:connector>
        <draw:custom-shape draw:style-name="gr26" draw:text-style-name="P1" draw:layer="layout" svg:width="29.32cm" svg:height="22.86cm" svg:x="41.784cm" svg:y="29.5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9.32cm" svg:height="27.94cm" svg:x="65.77cm" svg:y="56.75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90.28cm" svg:height="57.404cm" svg:x="97.918cm" svg:y="49.76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9.999cm" fo:page-height="299.9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2T10:34:55.797950250</meta:creation-date>
    <dc:date>2016-02-04T16:03:38.297035790</dc:date>
    <meta:editing-duration>PT1H7M50S</meta:editing-duration>
    <meta:editing-cycles>13</meta:editing-cycles>
    <meta:generator>LibreOffice/5.0.3.2$Linux_X86_64 LibreOffice_project/00m0$Build-2</meta:generator>
    <meta:document-statistic meta:object-count="88"/>
  </office:meta>
</office:document-meta>
</file>